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no: Michal Korbela</text:p>
      <text:p text:style-name="Standard">trieda: sexta</text:p>
      <text:p text:style-name="Standard">škola: Gymnázium J.J. Bánovce</text:p>
      <text:p text:style-name="Standard">úloha č.1</text:p>
      <text:p text:style-name="Standard"/>
      <text:p text:style-name="Standard">Tak toto riešenie funguje asi na takom pricípe, ako by to bolo aj v reáli.</text:p>
      <text:p text:style-name="Standard">Ak má žiak zahrať daný tón, tak ak by mal zahrať nižší tón, tak dá prst na pražec s vyšším číslom.</text:p>
      <text:p text:style-name="Standard">Ak však má zahrať nižší tón, tak musí nejaké prsty z pražcov odložiť. Takže odloží jeden prst, ak je tón ešte stále vysoký, tak odloží ak ďalší a to až pokiaľ nebude tón rovnaký alebo nižší ako má zahrať. Ak bude rovnaký, tak máme vyhraté a ak je nižší, tak už nebude odkladať ďalší prst, ale dá prst na ten pražec, aby zahral ten ktorý má.</text:p>
      <text:p text:style-name="Standard"/>
      <text:p text:style-name="Standard">#include &lt;iostream&gt;</text:p>
      <text:p text:style-name="Standard">#include &lt;string&gt;</text:p>
      <text:p text:style-name="Standard">#include &lt;stdlib.h&gt;</text:p>
      <text:p text:style-name="Standard">#include &lt;sstream&gt;</text:p>
      <text:p text:style-name="Standard">#include &lt;math.h&gt;</text:p>
      <text:p text:style-name="Standard">#include &lt;stdio.h&gt;</text:p>
      <text:p text:style-name="Standard">#include &lt;vector&gt;</text:p>
      <text:p text:style-name="Standard">using namespace std;</text:p>
      <text:p text:style-name="Standard"/>
      <text:p text:style-name="Standard"/>
      <text:p text:style-name="Standard"/>
      <text:p text:style-name="Standard">int main(){</text:p>
      <text:p text:style-name="Standard">vector&lt; vector&lt;int&gt; &gt;V; <text:tab/><text:tab/><text:tab/><text:tab/><text:tab/>//6 strún po pražcov koľko len chceme</text:p>
      <text:p text:style-name="Standard">V.resize(6);</text:p>
      <text:p text:style-name="Standard">int n;</text:p>
      <text:p text:style-name="Standard">cin&gt;&gt;n;</text:p>
      <text:p text:style-name="Standard">int pocet=0;</text:p>
      <text:p text:style-name="Standard">for(int i=0; i&lt;6; i++)<text:tab/><text:tab/><text:tab/><text:tab/><text:tab/><text:tab/>//defaultne struna hrá 0 tón</text:p>
      <text:p text:style-name="Standard">V[i].push_back (0);</text:p>
      <text:p text:style-name="Standard"/>
      <text:p text:style-name="Standard">for(int i=0; i&lt;n; i++){</text:p>
      <text:p text:style-name="Standard">int a,b;</text:p>
      <text:p text:style-name="Standard"/>
      <text:p text:style-name="Standard"/>
      <text:p text:style-name="Standard">cin &gt;&gt;a&gt;&gt;b;</text:p>
      <text:p text:style-name="Standard">while(V[a-1].back()&gt;b){<text:tab/><text:tab/><text:tab/><text:tab/>//ak je stlačený vyšší pražec pražce sa púšťajú</text:p>
      <text:p text:style-name="Standard">pocet++;<text:tab/><text:tab/><text:tab/><text:tab/><text:tab/><text:tab/>//pripočítavame pohyby</text:p>
      <text:p text:style-name="Standard">V[a-1].pop_back();</text:p>
      <text:p text:style-name="Standard">}</text:p>
      <text:p text:style-name="Standard"/>
      <text:p text:style-name="Standard">if(V[a-1].back()&lt;b){<text:tab/><text:tab/><text:tab/><text:tab/><text:tab/>//ak púšťame struny a tón je nižší ako chceme</text:p>
      <text:p text:style-name="Standard">pocet++;</text:p>
      <text:p text:style-name="Standard">V[a-1].push_back(b);<text:tab/><text:tab/><text:tab/><text:tab/><text:tab/>//stlačíme tón a pripočítame pohyb</text:p>
      <text:p text:style-name="Standard">}</text:p>
      <text:p text:style-name="Standard"/>
      <text:p text:style-name="Standard"/>
      <text:p text:style-name="Standard">}</text:p>
      <text:p text:style-name="Standard"/>
      <text:p text:style-name="Standard"/>
      <text:p text:style-name="Standard">cout&lt;&lt;pocet&lt;&lt;endl;</text:p>
      <text:p text:style-name="Standard"><text:soft-page-break/>}</text:p>
      <text:p text:style-name="Standard"/>
      <text:p text:style-name="Standard"/>
      <text:p text:style-name="Standard"/>
      <text:p text:style-name="Standard">No a týmto pádom pamäťová zložitosť závisí len od stlačených pražcov čiže O(N), kde N je počet tónov, ktoré má zahrať(to bude napr v prípade, keď všetky tóny pôjdu vzostupne)</text:p>
      <text:p text:style-name="Standard"/>
      <text:p text:style-name="Standard">no a časová zložitosť – ak stlačíme daný tón (to urobíme len raz), tak ho môžeme pustiť len raz. Takže dokopy všetkých manipulácii môže byť najviac <text:s/>2N (a to len v prípade, keď na konci budú všetky struny pustené), čiže N.</text:p>
      <text:p text:style-name="Standard">Takže časová zložitosť je O(N), kde N je počet zahraných tónov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bell </meta:initial-creator>
    <meta:creation-date>2011-12-30T20:33:28</meta:creation-date>
    <dc:date>2012-01-01T20:23:25</dc:date>
    <dc:creator>kabell </dc:creator>
    <meta:editing-duration>PT9M55S</meta:editing-duration>
    <meta:editing-cycles>2</meta:editing-cycles>
    <meta:generator>LibreOffice/3.4$Unix LibreOffice_project/340m1$Build-402</meta:generator>
    <meta:document-statistic meta:table-count="0" meta:image-count="0" meta:object-count="0" meta:page-count="2" meta:paragraph-count="40" meta:word-count="284" meta:character-count="1708" meta:non-whitespace-character-count="1434"/>
  </office:meta>
</office:document-meta>
</file>